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lime Aspect</text:p>
          </table:table-cell>
          <table:table-cell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Acid Sk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Acid sheath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Slime Spi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30">
            <text:p>30</text:p>
          </table:table-cell>
          <table:table-cell table:style-name="ce15" office:value-type="string">
            <text:p>Bolt nature damage; slows target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Slime Root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5" office:value-type="string">
            <text:p>Controlled blink + stun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Sand Drake Aspect</text:p>
          </table:table-cell>
          <table:table-cell table:style-name="ce8" office:value-type="string">
            <text:p>Burro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50">
            <text:p>150</text:p>
          </table:table-cell>
          <table:table-cell table:style-name="ce16" office:value-type="string">
            <text:p>Burrows into the ground, making your immune and regen for a few turns</text:p>
          </table:table-cell>
          <table:table-cell table:style-name="ce16" table:number-columns-repeated="2"/>
          <table:table-cell table:style-name="ce18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2"/>
          <table:table-cell office:value-type="string">
            <text:p>Sand Brea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5" office:value-type="string">
            <text:p>Breaths sand: physical damage and blinds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Antimagic</text:p>
          </table:table-cell>
          <table:table-cell table:style-name="ce8" office:value-type="string">
            <text:p>Antimag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Increases chances to ignores spells but also fail at casting spells</text:p>
          </table:table-cell>
          <table:table-cell table:style-name="ce16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table:style-name="ce9" office:value-type="string">
            <text:p>Spell Shiel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bsorbs spells cast at the user; increasing equilibrium until failure. Cannot cast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Mana Clas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mana from foe and make it explode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Antimagic War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Puts a ward on the floor; any actor standing in it is protected against spells but cant cast either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Fire Drake Aspect</text:p>
          </table:table-cell>
          <table:table-cell table:style-name="ce8"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2"/>
          <table:table-cell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number-columns-repeated="1014"/>
        </table:table-row>
        <table:table-row table:style-name="ro1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2"/>
          <table:table-cell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number-columns-repeated="1014"/>
        </table:table-row>
        <table:table-row table:style-name="ro1">
          <table:table-cell table:style-name="ce3" office:value-type="string">
            <text:p>Cold Drake Aspect</text:p>
          </table:table-cell>
          <table:table-cell table:style-name="ce8"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style-name="ce18" table:number-columns-repeated="1014"/>
        </table:table-row>
        <table:table-row table:style-name="ro1">
          <table:table-cell table:style-name="ce2"/>
          <table:table-cell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number-columns-repeated="1014"/>
        </table:table-row>
        <table:table-row table:style-name="ro1" table:number-rows-repeated="5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/>
          <table:table-cell table:style-name="ce11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4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2"/>
          <table:table-cell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2"/>
          <table:table-cell/>
          <table:table-cell table:style-name="ce11" table:number-columns-repeated="5"/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1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2"/>
          <table:table-cell/>
          <table:table-cell table:style-name="ce11" table:number-columns-repeated="5"/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1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1" table:formula="of:=SUM([.C1:.C70])" office:value-type="float" office:value="50">
            <text:p>50</text:p>
          </table:table-cell>
          <table:table-cell table:style-name="ce11" table:number-columns-repeated="4"/>
          <table:table-cell table:style-name="ce15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1" table:number-columns-repeated="5"/>
          <table:table-cell table:style-name="ce15" table:number-columns-repeated="3"/>
          <table:table-cell table:number-columns-repeated="1014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1"/>
        <table:table-column table:style-name="co8" table:number-columns-repeated="1016" table:default-cell-style-name="ce15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ummoning</text:p>
          </table:table-cell>
          <table:table-cell table:number-columns-repeated="5"/>
          <table:table-cell table:style-name="ce13"/>
          <table:table-cell table:number-columns-repeated="1017"/>
        </table:table-row>
        <table:table-row table:style-name="ro2" table:number-rows-repeated="2">
          <table:table-cell table:style-name="ce22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Slime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d Drake</text:p>
          </table:table-cell>
          <table:table-cell office:value-type="string">
            <text:p>Burrow</text:p>
          </table:table-cell>
          <table:table-cell/>
          <table:table-cell table:style-name="ce27"/>
          <table:table-cell table:style-name="ce27" office:value-type="string">
            <text:p>Sand Breath</text:p>
          </table:table-cell>
          <table:table-cell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01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2-09T01:15:48</dc:date>
    <dc:language>fr-FR</dc:language>
    <meta:editing-cycles>99</meta:editing-cycles>
    <meta:editing-duration>PT58H20M56S</meta:editing-duration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